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abc" officeooo:paragraph-rsid="00113abc"/>
    </style:style>
    <style:style style:name="P2" style:family="paragraph" style:parent-style-name="Standard">
      <style:paragraph-properties fo:text-align="center" style:justify-single-word="false"/>
      <style:text-properties officeooo:rsid="00113abc" officeooo:paragraph-rsid="00113abc"/>
    </style:style>
    <style:style style:name="P3" style:family="paragraph" style:parent-style-name="Standard">
      <style:paragraph-properties fo:text-align="start" style:justify-single-word="false"/>
      <style:text-properties officeooo:rsid="00113abc" officeooo:paragraph-rsid="00113abc"/>
    </style:style>
    <style:style style:name="P4" style:family="paragraph" style:parent-style-name="Text_20_body">
      <style:text-properties fo:font-size="10.5pt"/>
    </style:style>
    <style:style style:name="P5" style:family="paragraph" style:parent-style-name="Text_20_body">
      <style:paragraph-properties fo:text-align="start" style:justify-single-word="false"/>
      <style:text-properties officeooo:rsid="00113abc" officeooo:paragraph-rsid="00113abc"/>
    </style:style>
    <style:style style:name="T1" style:family="text">
      <style:text-properties fo:color="#e8511e" fo:font-size="10.5pt"/>
    </style:style>
    <style:style style:name="T2" style:family="text">
      <style:text-properties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ences : Art</text:p>
      <text:p text:style-name="P1"/>
      <text:p text:style-name="P2">Galeries d’Art</text:p>
      <text:p text:style-name="P2"/>
      <text:p text:style-name="P5"><text:span text:style-name="Emphasis"><text:span text:style-name="Strong_20_Emphasis"><text:span text:style-name="T1">La Galerie</text:span></text:span></text:span><text:span text:style-name="T2">, Mireille Senaux-Durand. 18, Rue Sainte-Croix</text:span></text:p>
      <text:p text:style-name="Text_20_body"><text:span text:style-name="T2">61400 Mortagne au Perche</text:span> <text:span text:style-name="T2">Tél :</text:span> <text:span text:style-name="T2">06 73 64 04 82</text:span></text:p>
      <text:p text:style-name="P4">Jeudi et vendredi de 15h00 à 19h00 et samedi de 10h00 à 13h00 et de 15h00 à 19h00</text:p>
      <text:p text:style-name="Text_20_body"> </text:p>
      <text:p text:style-name="Text_20_body"><text:span text:style-name="Emphasis"><text:span text:style-name="Strong_20_Emphasis"><text:span text:style-name="T1">Artémise</text:span></text:span></text:span> <text:span text:style-name="T2">33, rue de l’Eglise</text:span> - <text:span text:style-name="T2">61110 Rémalard</text:span>. <text:span text:style-name="T2">Tél : 02 33 25 43 51</text:span></text:p>
      <text:p text:style-name="P4">Ouvert samedi, dimanche et lundi de 10h00 à 12h00 et de 15h00 à 19h00 et sur rendez-vous</text:p>
      <text:p text:style-name="Text_20_body"> </text:p>
      <text:p text:style-name="Text_20_body"><text:span text:style-name="Emphasis"><text:span text:style-name="Strong_20_Emphasis"><text:span text:style-name="T1">Maureg’Art Galerie</text:span></text:span></text:span><text:span text:style-name="T2">, Caroline Schwerdorffer</text:span>, <text:span text:style-name="T2">art contemporain.</text:span></text:p>
      <text:p text:style-name="Text_20_body"><text:span text:style-name="T2">Château de Mauregard</text:span> - <text:span text:style-name="T2">61400 Saint-Hilaire le Châtel</text:span></text:p>
      <text:p text:style-name="P4">Tél : 06 23 80 76 13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5:48:29.926080992</meta:creation-date>
    <dc:date>2017-02-26T15:51:59.829532898</dc:date>
    <meta:editing-duration>PT3M30S</meta:editing-duration>
    <meta:editing-cycles>1</meta:editing-cycles>
    <meta:document-statistic meta:table-count="0" meta:image-count="0" meta:object-count="0" meta:page-count="1" meta:paragraph-count="12" meta:word-count="94" meta:character-count="503" meta:non-whitespace-character-count="417"/>
    <meta:generator>LibreOffice/5.1.6.2$Linux_X86_64 LibreOffice_project/10m0$Build-2</meta:generator>
  </office:meta>
</office:document-meta>
</file>